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08080" draw:marker-start-width="0.25cm" draw:marker-end="Short_20_line_20_Arrow" draw:marker-end-width="0.35cm" draw:fill="none" draw:textarea-vertical-align="middle" fo:padding-top="-0.01cm" fo:padding-bottom="-0.01cm" fo:padding-left="0.115cm" fo:padding-right="0.115cm"/>
    </style:style>
    <style:style style:name="gr2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-0.025cm" fo:padding-bottom="-0.025cm" fo:padding-left="0.1cm" fo:padding-right="0.1cm"/>
    </style:style>
    <style:style style:name="gr3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229cm" fo:min-width="0.471cm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4.3cm"/>
    </style:style>
    <style:style style:name="gr5" style:family="graphic" style:parent-style-name="standard">
      <style:graphic-properties svg:stroke-width="0cm" svg:stroke-color="#808080" draw:fill="solid" draw:fill-color="#ffff99" draw:opacity="100%" draw:textarea-horizontal-align="justify" draw:textarea-vertical-align="middle" draw:auto-grow-height="false" fo:min-height="0.383cm" fo:min-width="0.133cm" draw:shadow-opacity="100%"/>
    </style:style>
    <style:style style:name="gr6" style:family="graphic" style:parent-style-name="standard">
      <style:graphic-properties svg:stroke-color="#333333" draw:fill="solid" draw:fill-color="#ffff99" draw:textarea-horizontal-align="justify" draw:textarea-vertical-align="middle" draw:auto-grow-height="false" fo:min-height="0.25cm" fo:min-width="0.671cm"/>
    </style:style>
    <style:style style:name="gr7" style:family="graphic" style:parent-style-name="objectwithoutfill">
      <style:graphic-properties svg:stroke-width="0.02cm" svg:stroke-color="#808080" draw:marker-start-width="0.23cm" draw:marker-end="Short_20_line_20_Arrow" draw:marker-end-width="0.33cm" draw:fill="none" draw:textarea-vertical-align="middle" fo:padding-top="-0.015cm" fo:padding-bottom="-0.015cm" fo:padding-left="0.11cm" fo:padding-right="0.11cm"/>
    </style:style>
    <style:style style:name="gr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ffff99" draw:opacity="100%"/>
      <style:paragraph-properties fo:text-align="center"/>
    </style:style>
    <style:style style:name="T1" style:family="text">
      <style:text-properties style:text-position="sub 75%"/>
    </style:style>
    <style:style style:name="T2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2" draw:layer="layout" svg:x1="10.993cm" svg:y1="10.735cm" svg:x2="13.093cm" svg:y2="10.735cm">
          <text:p text:style-name="P1">y<text:span text:style-name="T1">10</text:span></text:p>
          <text:p text:style-name="P1"/>
        </draw:line>
        <draw:line draw:style-name="gr1" draw:text-style-name="P2" draw:layer="layout" svg:x1="10.993cm" svg:y1="9.435cm" svg:x2="13.093cm" svg:y2="9.435cm">
          <text:p text:style-name="P1">y<text:span text:style-name="T1">9</text:span></text:p>
          <text:p text:style-name="P1"/>
        </draw:line>
        <draw:line draw:style-name="gr1" draw:text-style-name="P2" draw:layer="layout" svg:x1="10.993cm" svg:y1="7.407cm" svg:x2="13.093cm" svg:y2="7.407cm">
          <text:p text:style-name="P1">y<text:span text:style-name="T1">2</text:span></text:p>
          <text:p text:style-name="P1"><text:span text:style-name="T1"/></text:p>
        </draw:line>
        <draw:line draw:style-name="gr2" draw:text-style-name="P2" draw:layer="layout" svg:x1="6.931cm" svg:y1="5.4cm" svg:x2="10.931cm" svg:y2="6.4cm">
          <text:p/>
        </draw:line>
        <draw:line draw:style-name="gr2" draw:text-style-name="P2" draw:layer="layout" svg:x1="6.931cm" svg:y1="6.4cm" svg:x2="10.931cm" svg:y2="6.4cm">
          <text:p/>
        </draw:line>
        <draw:line draw:style-name="gr2" draw:text-style-name="P2" draw:layer="layout" svg:x1="6.831cm" svg:y1="7.4cm" svg:x2="10.931cm" svg:y2="6.4cm">
          <text:p/>
        </draw:line>
        <draw:line draw:style-name="gr2" draw:text-style-name="P2" draw:layer="layout" svg:x1="6.931cm" svg:y1="9.4cm" svg:x2="10.931cm" svg:y2="6.4cm">
          <text:p/>
        </draw:line>
        <draw:line draw:style-name="gr2" draw:text-style-name="P2" draw:layer="layout" svg:x1="6.931cm" svg:y1="10.4cm" svg:x2="10.931cm" svg:y2="6.4cm">
          <text:p/>
        </draw:line>
        <draw:line draw:style-name="gr2" draw:text-style-name="P2" draw:layer="layout" svg:x1="6.931cm" svg:y1="6.4cm" svg:x2="10.931cm" svg:y2="7.4cm">
          <text:p/>
        </draw:line>
        <draw:line draw:style-name="gr2" draw:text-style-name="P2" draw:layer="layout" svg:x1="6.931cm" svg:y1="5.4cm" svg:x2="10.931cm" svg:y2="7.4cm">
          <text:p/>
        </draw:line>
        <draw:line draw:style-name="gr2" draw:text-style-name="P2" draw:layer="layout" svg:x1="6.931cm" svg:y1="7.4cm" svg:x2="10.931cm" svg:y2="7.4cm">
          <text:p/>
        </draw:line>
        <draw:line draw:style-name="gr2" draw:text-style-name="P2" draw:layer="layout" svg:x1="6.931cm" svg:y1="9.5cm" svg:x2="10.931cm" svg:y2="7.4cm">
          <text:p/>
        </draw:line>
        <draw:line draw:style-name="gr2" draw:text-style-name="P2" draw:layer="layout" svg:x1="6.931cm" svg:y1="10.4cm" svg:x2="10.931cm" svg:y2="7.4cm">
          <text:p/>
        </draw:line>
        <draw:line draw:style-name="gr2" draw:text-style-name="P2" draw:layer="layout" svg:x1="6.931cm" svg:y1="9.4cm" svg:x2="10.931cm" svg:y2="9.4cm">
          <text:p/>
        </draw:line>
        <draw:line draw:style-name="gr2" draw:text-style-name="P2" draw:layer="layout" svg:x1="6.931cm" svg:y1="5.4cm" svg:x2="10.931cm" svg:y2="9.4cm">
          <text:p/>
        </draw:line>
        <draw:line draw:style-name="gr2" draw:text-style-name="P2" draw:layer="layout" svg:x1="6.931cm" svg:y1="6.4cm" svg:x2="10.931cm" svg:y2="9.4cm">
          <text:p/>
        </draw:line>
        <draw:line draw:style-name="gr2" draw:text-style-name="P2" draw:layer="layout" svg:x1="6.931cm" svg:y1="7.4cm" svg:x2="10.931cm" svg:y2="9.4cm">
          <text:p/>
        </draw:line>
        <draw:line draw:style-name="gr2" draw:text-style-name="P2" draw:layer="layout" svg:x1="6.931cm" svg:y1="10.4cm" svg:x2="10.931cm" svg:y2="9.4cm">
          <text:p/>
        </draw:line>
        <draw:line draw:style-name="gr2" draw:text-style-name="P2" draw:layer="layout" svg:x1="6.931cm" svg:y1="10.4cm" svg:x2="10.931cm" svg:y2="10.4cm">
          <text:p/>
        </draw:line>
        <draw:line draw:style-name="gr2" draw:text-style-name="P2" draw:layer="layout" svg:x1="6.931cm" svg:y1="9.4cm" svg:x2="10.931cm" svg:y2="10.4cm">
          <text:p/>
        </draw:line>
        <draw:line draw:style-name="gr2" draw:text-style-name="P2" draw:layer="layout" svg:x1="6.931cm" svg:y1="7.4cm" svg:x2="10.931cm" svg:y2="10.4cm">
          <text:p/>
        </draw:line>
        <draw:line draw:style-name="gr2" draw:text-style-name="P2" draw:layer="layout" svg:x1="6.931cm" svg:y1="6.4cm" svg:x2="10.931cm" svg:y2="10.4cm">
          <text:p/>
        </draw:line>
        <draw:line draw:style-name="gr2" draw:text-style-name="P2" draw:layer="layout" svg:x1="6.931cm" svg:y1="5.4cm" svg:x2="10.931cm" svg:y2="10.4cm">
          <text:p/>
        </draw:line>
        <draw:line draw:style-name="gr1" draw:text-style-name="P2" draw:layer="layout" svg:x1="11cm" svg:y1="6.265cm" svg:x2="13.1cm" svg:y2="6.265cm">
          <text:p text:style-name="P1">y<text:span text:style-name="T1">1</text:span></text:p>
          <text:p text:style-name="P1"/>
        </draw:line>
        <draw:custom-shape draw:style-name="gr3" draw:text-style-name="P3" draw:layer="layout" svg:width="0.971cm" svg:height="0.479cm" svg:x="15.82cm" svg:y="6.046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8cm" svg:height="6cm" svg:x="4.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95cm" svg:height="0.895cm" svg:x="10.505cm" svg:y="8.9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95cm" svg:height="0.895cm" svg:x="10.505cm" svg:y="10.2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95cm" svg:height="0.895cm" svg:x="10.505cm" svg:y="6.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95cm" svg:height="0.895cm" svg:x="10.505cm" svg:y="5.8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171cm" svg:height="0.5cm" svg:x="13.05cm" svg:y="6.015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5.2cm" svg:y1="6.27cm" svg:x2="15.8cm" svg:y2="6.27cm">
          <text:p text:style-name="P1"/>
          <text:p text:style-name="P1"/>
        </draw:line>
        <draw:frame draw:style-name="gr8" draw:text-style-name="P1" draw:layer="layout" svg:width="0.818cm" svg:height="1.104cm" svg:x="14.3cm" svg:y="5.8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3" draw:layer="layout" svg:width="1.171cm" svg:height="0.5cm" svg:x="13.05cm" svg:y="7.157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71cm" svg:height="0.5cm" svg:x="13.05cm" svg:y="9.166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71cm" svg:height="0.5cm" svg:x="13.05cm" svg:y="10.43cm">
          <text:p text:style-name="P1"><text:span text:style-name="T2">Sof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71cm" svg:height="0.479cm" svg:x="15.821cm" svg:y="7.147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5.201cm" svg:y1="7.371cm" svg:x2="15.801cm" svg:y2="7.371cm">
          <text:p text:style-name="P1"/>
          <text:p text:style-name="P1"/>
        </draw:line>
        <draw:frame draw:style-name="gr8" draw:text-style-name="P1" draw:layer="layout" svg:width="0.818cm" svg:height="1.104cm" svg:x="14.3cm" svg:y="6.9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draw:layer="layout" svg:width="0.971cm" svg:height="0.479cm" svg:x="15.821cm" svg:y="9.247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5.201cm" svg:y1="9.471cm" svg:x2="15.801cm" svg:y2="9.471cm">
          <text:p text:style-name="P1"/>
          <text:p text:style-name="P1"/>
        </draw:line>
        <draw:frame draw:style-name="gr8" draw:text-style-name="P1" draw:layer="layout" svg:width="0.818cm" svg:height="1.104cm" svg:x="14.301cm" svg:y="9.0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draw:layer="layout" svg:width="0.971cm" svg:height="0.479cm" svg:x="15.821cm" svg:y="10.447cm">
          <text:p text:style-name="P1">[0. ; 1.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5.201cm" svg:y1="10.671cm" svg:x2="15.801cm" svg:y2="10.671cm">
          <text:p text:style-name="P1"/>
          <text:p text:style-name="P1"/>
        </draw:line>
        <draw:frame draw:style-name="gr8" draw:text-style-name="P1" draw:layer="layout" svg:width="0.818cm" svg:height="1.104cm" svg:x="14.301cm" svg:y="10.2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cccc" draw:marker-start-width="0.2cm" draw:marker-start-center="false" draw:marker-end-width="0.2cm" draw:marker-end-center="false" draw:fill="solid" draw:fill-color="#dddddd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6633" draw:marker-start-width="0.2cm" draw:marker-end-width="0cm" draw:fill="none" text:animation-delay="P0D"/>
      <style:text-properties fo:color="#661900" style:text-underline-style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Charles</meta:initial-creator>
    <meta:creation-date>2018-10-23T07:56:40.032983657</meta:creation-date>
    <dc:date>2019-06-21T12:44:25.617862916</dc:date>
    <dc:creator>jean-luc Charles</dc:creator>
    <meta:editing-duration>PT1H33M15S</meta:editing-duration>
    <meta:editing-cycles>18</meta:editing-cycles>
    <meta:generator>LibreOffice/6.2.2.2$Linux_X86_64 LibreOffice_project/2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frac>
      <msup>
        <mi>e</mi>
        <msub>
          <mi>y</mi>
          <mn>2</mn>
        </msub>
      </msup>
      <mrow>
        <munder>
          <mo stretchy="false">∑</mo>
          <mi>j</mi>
        </munder>
        <msup>
          <mi>e</mi>
          <msub>
            <mi>y</mi>
            <mi>j</mi>
          </msub>
        </msup>
      </mrow>
    </mfrac>
    <annotation encoding="StarMath 5.0">{e^{y_2}} over { sum from{j} e^{y_j} } </annotation>
  </semantics>
</math>
</file>

<file path=Object 2/content.xml><?xml version="1.0" encoding="utf-8"?>
<math xmlns="http://www.w3.org/1998/Math/MathML" display="block">
  <semantics>
    <mfrac>
      <msup>
        <mi>e</mi>
        <msub>
          <mi>y</mi>
          <mn>1</mn>
        </msub>
      </msup>
      <mrow>
        <munder>
          <mo stretchy="false">∑</mo>
          <mi>j</mi>
        </munder>
        <msup>
          <mi>e</mi>
          <msub>
            <mi>y</mi>
            <mi>j</mi>
          </msub>
        </msup>
      </mrow>
    </mfrac>
    <annotation encoding="StarMath 5.0">{e^{y_1}} over { sum from{j} e^{y_j} } </annotation>
  </semantics>
</math>
</file>

<file path=Object 3/content.xml><?xml version="1.0" encoding="utf-8"?>
<math xmlns="http://www.w3.org/1998/Math/MathML" display="block">
  <semantics>
    <mfrac>
      <msup>
        <mi>e</mi>
        <msub>
          <mi>y</mi>
          <mn>9</mn>
        </msub>
      </msup>
      <mrow>
        <munder>
          <mo stretchy="false">∑</mo>
          <mi>j</mi>
        </munder>
        <msup>
          <mi>e</mi>
          <msub>
            <mi>y</mi>
            <mi>j</mi>
          </msub>
        </msup>
      </mrow>
    </mfrac>
    <annotation encoding="StarMath 5.0">{e^{y_9}} over { sum from{j} e^{y_j} } </annotation>
  </semantics>
</math>
</file>

<file path=Object 4/content.xml><?xml version="1.0" encoding="utf-8"?>
<math xmlns="http://www.w3.org/1998/Math/MathML" display="block">
  <semantics>
    <mfrac>
      <msup>
        <mi>e</mi>
        <msub>
          <mi>y</mi>
          <mn>10</mn>
        </msub>
      </msup>
      <mrow>
        <munder>
          <mo stretchy="false">∑</mo>
          <mi>j</mi>
        </munder>
        <msup>
          <mi>e</mi>
          <msub>
            <mi>y</mi>
            <mi>j</mi>
          </msub>
        </msup>
      </mrow>
    </mfrac>
    <annotation encoding="StarMath 5.0">{e^{y_10}} over { sum from{j} e^{y_j} } </annotation>
  </semantics>
</math>
</file>